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Zer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sh Size</text:p>
          </table:table-cell>
          <table:table-cell office:value-type="string" calcext:value-type="string">
            <text:p>i3-370M Serial</text:p>
          </table:table-cell>
          <table:table-cell office:value-type="string" calcext:value-type="string">
            <text:p>i5-4210U Serial</text:p>
          </table:table-cell>
          <table:table-cell office:value-type="string" calcext:value-type="string">
            <text:p>i7-2630QM Serial</text:p>
          </table:table-cell>
          <table:table-cell office:value-type="string" calcext:value-type="string">
            <text:p>i3-370M Parallel</text:p>
          </table:table-cell>
          <table:table-cell office:value-type="string" calcext:value-type="string">
            <text:p>i5-4210U Parallel</text:p>
          </table:table-cell>
          <table:table-cell office:value-type="string" calcext:value-type="string">
            <text:p>i7-2630QM Parall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5196" calcext:value-type="float">
            <text:p>0.005196</text:p>
          </table:table-cell>
          <table:table-cell office:value-type="float" office:value="0.005953" calcext:value-type="float">
            <text:p>0.005953</text:p>
          </table:table-cell>
          <table:table-cell office:value-type="float" office:value="0.010246" calcext:value-type="float">
            <text:p>0.0102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1351" calcext:value-type="float">
            <text:p>0.001351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5049" calcext:value-type="float">
            <text:p>0.005049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0.000014" calcext:value-type="float">
            <text:p>0.0000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33" calcext:value-type="float">
            <text:p>0.00003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327" calcext:value-type="float">
            <text:p>0.001327</text:p>
          </table:table-cell>
          <table:table-cell office:value-type="float" office:value="0.004083" calcext:value-type="float">
            <text:p>0.004083</text:p>
          </table:table-cell>
          <table:table-cell office:value-type="float" office:value="0.001664" calcext:value-type="float">
            <text:p>0.001664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000334" calcext:value-type="float">
            <text:p>0.000334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024207" calcext:value-type="float">
            <text:p>0.024207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23644" calcext:value-type="float">
            <text:p>0.023644</text:p>
          </table:table-cell>
          <table:table-cell office:value-type="float" office:value="0.013216" calcext:value-type="float">
            <text:p>0.013216</text:p>
          </table:table-cell>
          <table:table-cell office:value-type="float" office:value="0.010397" calcext:value-type="float">
            <text:p>0.010397</text:p>
          </table:table-cell>
          <table:table-cell office:value-type="float" office:value="0.008686" calcext:value-type="float">
            <text:p>0.008686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0.062386" calcext:value-type="float">
            <text:p>0.062386</text:p>
          </table:table-cell>
          <table:table-cell office:value-type="float" office:value="0.056284" calcext:value-type="float">
            <text:p>0.056284</text:p>
          </table:table-cell>
          <table:table-cell office:value-type="float" office:value="0.048192" calcext:value-type="float">
            <text:p>0.048192</text:p>
          </table:table-cell>
          <table:table-cell office:value-type="float" office:value="0.032585" calcext:value-type="float">
            <text:p>0.032585</text:p>
          </table:table-cell>
          <table:table-cell office:value-type="float" office:value="0.026124" calcext:value-type="float">
            <text:p>0.026124</text:p>
          </table:table-cell>
          <table:table-cell office:value-type="float" office:value="0.01721" calcext:value-type="float">
            <text:p>0.01721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0.187715" calcext:value-type="float">
            <text:p>0.187715</text:p>
          </table:table-cell>
          <table:table-cell office:value-type="float" office:value="0.191225" calcext:value-type="float">
            <text:p>0.191225</text:p>
          </table:table-cell>
          <table:table-cell office:value-type="float" office:value="0.150833" calcext:value-type="float">
            <text:p>0.150833</text:p>
          </table:table-cell>
          <table:table-cell office:value-type="float" office:value="0.100648" calcext:value-type="float">
            <text:p>0.100648</text:p>
          </table:table-cell>
          <table:table-cell office:value-type="float" office:value="0.115271" calcext:value-type="float">
            <text:p>0.115271</text:p>
          </table:table-cell>
          <table:table-cell office:value-type="float" office:value="0.055533" calcext:value-type="float">
            <text:p>0.055533</text:p>
          </table:table-cell>
        </table:table-row>
        <table:table-row table:style-name="ro1">
          <table:table-cell office:value-type="float" office:value="13693" calcext:value-type="float">
            <text:p>13693</text:p>
          </table:table-cell>
          <table:table-cell office:value-type="float" office:value="1.335043" calcext:value-type="float">
            <text:p>1.335043</text:p>
          </table:table-cell>
          <table:table-cell office:value-type="float" office:value="0.899052" calcext:value-type="float">
            <text:p>0.899052</text:p>
          </table:table-cell>
          <table:table-cell office:value-type="float" office:value="0.754177" calcext:value-type="float">
            <text:p>0.754177</text:p>
          </table:table-cell>
          <table:table-cell office:value-type="float" office:value="0.510255" calcext:value-type="float">
            <text:p>0.510255</text:p>
          </table:table-cell>
          <table:table-cell office:value-type="float" office:value="0.434716" calcext:value-type="float">
            <text:p>0.434716</text:p>
          </table:table-cell>
          <table:table-cell office:value-type="float" office:value="0.278116" calcext:value-type="float">
            <text:p>0.278116</text:p>
          </table:table-cell>
        </table:table-row>
      </table:table>
      <table:table table:name="Assembling" table:style-name="ta1">
        <table:table-column table:style-name="co1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sh Size</text:p>
          </table:table-cell>
          <table:table-cell office:value-type="string" calcext:value-type="string">
            <text:p>i3-370M Serial</text:p>
          </table:table-cell>
          <table:table-cell office:value-type="string" calcext:value-type="string">
            <text:p>i5-4210U Serial</text:p>
          </table:table-cell>
          <table:table-cell office:value-type="string" calcext:value-type="string">
            <text:p>i7-2630QM Serial</text:p>
          </table:table-cell>
          <table:table-cell office:value-type="string" calcext:value-type="string">
            <text:p>i3-370M Parallel</text:p>
          </table:table-cell>
          <table:table-cell office:value-type="string" calcext:value-type="string">
            <text:p>i5-4210U Parallel</text:p>
          </table:table-cell>
          <table:table-cell office:value-type="string" calcext:value-type="string">
            <text:p>i7-2630QM Parall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1842" calcext:value-type="float">
            <text:p>0.0018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116" calcext:value-type="float">
            <text:p>0.0001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299" calcext:value-type="float">
            <text:p>0.0002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602" calcext:value-type="float">
            <text:p>0.00060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1505" calcext:value-type="float">
            <text:p>0.001505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2575" calcext:value-type="float">
            <text:p>0.002575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001667" calcext:value-type="float">
            <text:p>0.001667</text:p>
          </table:table-cell>
          <table:table-cell office:value-type="float" office:value="0.002138" calcext:value-type="float">
            <text:p>0.002138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.006988" calcext:value-type="float">
            <text:p>0.006988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1076" calcext:value-type="float">
            <text:p>0.01076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0.003327" calcext:value-type="float">
            <text:p>0.003327</text:p>
          </table:table-cell>
          <table:table-cell office:value-type="float" office:value="0.003113" calcext:value-type="float">
            <text:p>0.003113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11121" calcext:value-type="float">
            <text:p>0.011121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16062" calcext:value-type="float">
            <text:p>0.016062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0.007782" calcext:value-type="float">
            <text:p>0.007782</text:p>
          </table:table-cell>
          <table:table-cell office:value-type="float" office:value="0.007059" calcext:value-type="float">
            <text:p>0.007059</text:p>
          </table:table-cell>
          <table:table-cell office:value-type="float" office:value="0.007964" calcext:value-type="float">
            <text:p>0.007964</text:p>
          </table:table-cell>
          <table:table-cell office:value-type="float" office:value="0.020323" calcext:value-type="float">
            <text:p>0.020323</text:p>
          </table:table-cell>
          <table:table-cell office:value-type="float" office:value="0.006971" calcext:value-type="float">
            <text:p>0.006971</text:p>
          </table:table-cell>
          <table:table-cell office:value-type="float" office:value="0.028417" calcext:value-type="float">
            <text:p>0.028417</text:p>
          </table:table-cell>
        </table:table-row>
        <table:table-row table:style-name="ro1">
          <table:table-cell office:value-type="float" office:value="13693" calcext:value-type="float">
            <text:p>13693</text:p>
          </table:table-cell>
          <table:table-cell office:value-type="float" office:value="0.026694" calcext:value-type="float">
            <text:p>0.026694</text:p>
          </table:table-cell>
          <table:table-cell office:value-type="float" office:value="0.01969" calcext:value-type="float">
            <text:p>0.01969</text:p>
          </table:table-cell>
          <table:table-cell office:value-type="float" office:value="0.018652" calcext:value-type="float">
            <text:p>0.018652</text:p>
          </table:table-cell>
          <table:table-cell office:value-type="float" office:value="0.053064" calcext:value-type="float">
            <text:p>0.053064</text:p>
          </table:table-cell>
          <table:table-cell office:value-type="float" office:value="0.021285" calcext:value-type="float">
            <text:p>0.021285</text:p>
          </table:table-cell>
          <table:table-cell office:value-type="float" office:value="0.06478" calcext:value-type="float">
            <text:p>0.06478</text:p>
          </table:table-cell>
        </table:table-row>
      </table:table>
      <table:table table:name="Dirichlet" table:style-name="ta1">
        <table:table-column table:style-name="co1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sh Size</text:p>
          </table:table-cell>
          <table:table-cell office:value-type="string" calcext:value-type="string">
            <text:p>i3-370M Serial</text:p>
          </table:table-cell>
          <table:table-cell office:value-type="string" calcext:value-type="string">
            <text:p>i5-4210U Serial</text:p>
          </table:table-cell>
          <table:table-cell office:value-type="string" calcext:value-type="string">
            <text:p>i7-2630QM Serial</text:p>
          </table:table-cell>
          <table:table-cell office:value-type="string" calcext:value-type="string">
            <text:p>i3-370M Parallel</text:p>
          </table:table-cell>
          <table:table-cell office:value-type="string" calcext:value-type="string">
            <text:p>i5-4210U Parallel</text:p>
          </table:table-cell>
          <table:table-cell office:value-type="string" calcext:value-type="string">
            <text:p>i7-2630QM Parall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3206" calcext:value-type="float">
            <text:p>0.003206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03" calcext:value-type="float">
            <text:p>0.000003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001667" calcext:value-type="float">
            <text:p>0.001667</text:p>
          </table:table-cell>
          <table:table-cell office:value-type="float" office:value="0.000914" calcext:value-type="float">
            <text:p>0.000914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639" calcext:value-type="float">
            <text:p>0.000639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0.003327" calcext:value-type="float">
            <text:p>0.003327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921" calcext:value-type="float">
            <text:p>0.001921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87" calcext:value-type="float">
            <text:p>0.000587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0.007782" calcext:value-type="float">
            <text:p>0.007782</text:p>
          </table:table-cell>
          <table:table-cell office:value-type="float" office:value="0.004835" calcext:value-type="float">
            <text:p>0.004835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2519" calcext:value-type="float">
            <text:p>0.002519</text:p>
          </table:table-cell>
          <table:table-cell office:value-type="float" office:value="0.001411" calcext:value-type="float">
            <text:p>0.001411</text:p>
          </table:table-cell>
        </table:table-row>
        <table:table-row table:style-name="ro1">
          <table:table-cell office:value-type="float" office:value="13693" calcext:value-type="float">
            <text:p>13693</text:p>
          </table:table-cell>
          <table:table-cell office:value-type="float" office:value="0.026694" calcext:value-type="float">
            <text:p>0.026694</text:p>
          </table:table-cell>
          <table:table-cell office:value-type="float" office:value="0.014547" calcext:value-type="float">
            <text:p>0.014547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09478" calcext:value-type="float">
            <text:p>0.009478</text:p>
          </table:table-cell>
          <table:table-cell office:value-type="float" office:value="0.004924" calcext:value-type="float">
            <text:p>0.004924</text:p>
          </table:table-cell>
        </table:table-row>
      </table:table>
      <table:table table:name="Gauss" table:style-name="ta1">
        <table:table-column table:style-name="co1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sh Size</text:p>
          </table:table-cell>
          <table:table-cell office:value-type="string" calcext:value-type="string">
            <text:p>i3-370M Serial</text:p>
          </table:table-cell>
          <table:table-cell office:value-type="string" calcext:value-type="string">
            <text:p>i5-4210U Serial</text:p>
          </table:table-cell>
          <table:table-cell office:value-type="string" calcext:value-type="string">
            <text:p>i7-2630QM Serial</text:p>
          </table:table-cell>
          <table:table-cell office:value-type="string" calcext:value-type="string">
            <text:p>i3-370M Parallel</text:p>
          </table:table-cell>
          <table:table-cell office:value-type="string" calcext:value-type="string">
            <text:p>i5-4210U Parallel</text:p>
          </table:table-cell>
          <table:table-cell office:value-type="string" calcext:value-type="string">
            <text:p>i7-2630QM Parall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478" calcext:value-type="float">
            <text:p>0.002478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0096" calcext:value-type="float">
            <text:p>0.0000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1608" calcext:value-type="float">
            <text:p>0.001608</text:p>
          </table:table-cell>
          <table:table-cell office:value-type="float" office:value="0.000135" calcext:value-type="float">
            <text:p>0.0001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2265" calcext:value-type="float">
            <text:p>0.002265</text:p>
          </table:table-cell>
          <table:table-cell office:value-type="float" office:value="0.006143" calcext:value-type="float">
            <text:p>0.006143</text:p>
          </table:table-cell>
          <table:table-cell office:value-type="float" office:value="0.000739" calcext:value-type="float">
            <text:p>0.00073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15817" calcext:value-type="float">
            <text:p>0.015817</text:p>
          </table:table-cell>
          <table:table-cell office:value-type="float" office:value="0.005242" calcext:value-type="float">
            <text:p>0.005242</text:p>
          </table:table-cell>
          <table:table-cell office:value-type="float" office:value="0.006774" calcext:value-type="float">
            <text:p>0.006774</text:p>
          </table:table-cell>
          <table:table-cell office:value-type="float" office:value="0.005991" calcext:value-type="float">
            <text:p>0.005991</text:p>
          </table:table-cell>
          <table:table-cell office:value-type="float" office:value="0.010579" calcext:value-type="float">
            <text:p>0.010579</text:p>
          </table:table-cell>
          <table:table-cell office:value-type="float" office:value="0.01123" calcext:value-type="float">
            <text:p>0.0112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30275" calcext:value-type="float">
            <text:p>0.630275</text:p>
          </table:table-cell>
          <table:table-cell office:value-type="float" office:value="0.244003" calcext:value-type="float">
            <text:p>0.244003</text:p>
          </table:table-cell>
          <table:table-cell office:value-type="float" office:value="0.353258" calcext:value-type="float">
            <text:p>0.353258</text:p>
          </table:table-cell>
          <table:table-cell office:value-type="float" office:value="0.309024" calcext:value-type="float">
            <text:p>0.309024</text:p>
          </table:table-cell>
          <table:table-cell office:value-type="float" office:value="0.209555" calcext:value-type="float">
            <text:p>0.209555</text:p>
          </table:table-cell>
          <table:table-cell office:value-type="float" office:value="0.116902" calcext:value-type="float">
            <text:p>0.116902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40.413426" calcext:value-type="float">
            <text:p>40.413426</text:p>
          </table:table-cell>
          <table:table-cell office:value-type="float" office:value="15.748653" calcext:value-type="float">
            <text:p>15.748653</text:p>
          </table:table-cell>
          <table:table-cell office:value-type="float" office:value="22.951455" calcext:value-type="float">
            <text:p>22.951455</text:p>
          </table:table-cell>
          <table:table-cell office:value-type="float" office:value="19.283026" calcext:value-type="float">
            <text:p>19.283026</text:p>
          </table:table-cell>
          <table:table-cell office:value-type="float" office:value="11.97183" calcext:value-type="float">
            <text:p>11.97183</text:p>
          </table:table-cell>
          <table:table-cell office:value-type="float" office:value="6.636739" calcext:value-type="float">
            <text:p>6.636739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161.381916" calcext:value-type="float">
            <text:p>161.381916</text:p>
          </table:table-cell>
          <table:table-cell office:value-type="float" office:value="61.826467" calcext:value-type="float">
            <text:p>61.826467</text:p>
          </table:table-cell>
          <table:table-cell office:value-type="float" office:value="97.125484" calcext:value-type="float">
            <text:p>97.125484</text:p>
          </table:table-cell>
          <table:table-cell office:value-type="float" office:value="76.948164" calcext:value-type="float">
            <text:p>76.948164</text:p>
          </table:table-cell>
          <table:table-cell office:value-type="float" office:value="47.403249" calcext:value-type="float">
            <text:p>47.403249</text:p>
          </table:table-cell>
          <table:table-cell office:value-type="float" office:value="24.503626" calcext:value-type="float">
            <text:p>24.503626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890.467981" calcext:value-type="float">
            <text:p>890.467981</text:p>
          </table:table-cell>
          <table:table-cell office:value-type="float" office:value="341.986025" calcext:value-type="float">
            <text:p>341.986025</text:p>
          </table:table-cell>
          <table:table-cell office:value-type="float" office:value="513.480326" calcext:value-type="float">
            <text:p>513.480326</text:p>
          </table:table-cell>
          <table:table-cell office:value-type="float" office:value="427.581916" calcext:value-type="float">
            <text:p>427.581916</text:p>
          </table:table-cell>
          <table:table-cell office:value-type="float" office:value="259.603595" calcext:value-type="float">
            <text:p>259.603595</text:p>
          </table:table-cell>
          <table:table-cell office:value-type="float" office:value="141.665447" calcext:value-type="float">
            <text:p>141.665447</text:p>
          </table:table-cell>
        </table:table-row>
        <table:table-row table:style-name="ro1">
          <table:table-cell office:value-type="float" office:value="13693" calcext:value-type="float">
            <text:p>13693</text:p>
          </table:table-cell>
          <table:table-cell office:value-type="float" office:value="10079.206121" calcext:value-type="float">
            <text:p>10079.206121</text:p>
          </table:table-cell>
          <table:table-cell office:value-type="float" office:value="3849.30408" calcext:value-type="float">
            <text:p>3849.30408</text:p>
          </table:table-cell>
          <table:table-cell office:value-type="float" office:value="5563.298515" calcext:value-type="float">
            <text:p>5563.298515</text:p>
          </table:table-cell>
          <table:table-cell office:value-type="float" office:value="6045.163729" calcext:value-type="float">
            <text:p>6045.163729</text:p>
          </table:table-cell>
          <table:table-cell office:value-type="float" office:value="2939.631746" calcext:value-type="float">
            <text:p>2939.631746</text:p>
          </table:table-cell>
          <table:table-cell office:value-type="float" office:value="2003.69768" calcext:value-type="float">
            <text:p>2003.69768</text:p>
          </table:table-cell>
        </table:table-row>
      </table:table>
      <table:table table:name="ZerosSpe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sh Size</text:p>
          </table:table-cell>
          <table:table-cell office:value-type="string" calcext:value-type="string">
            <text:p>i3-370M</text:p>
          </table:table-cell>
          <table:table-cell office:value-type="string" calcext:value-type="string">
            <text:p>i5-4210U</text:p>
          </table:table-cell>
          <table:table-cell office:value-type="string" calcext:value-type="string">
            <text:p>i7-2630QM</text:p>
          </table:table-cell>
          <table:table-cell table:number-columns-repeated="3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[Zeros.B8]/[Zeros.E8]" office:value-type="float" office:value="1.83164346246973" calcext:value-type="float">
            <text:p>1.8316434625</text:p>
          </table:table-cell>
          <table:table-cell table:formula="of:=[Zeros.C8]/[Zeros.F8]" office:value-type="float" office:value="2.11695681446571" calcext:value-type="float">
            <text:p>2.1169568145</text:p>
          </table:table-cell>
          <table:table-cell table:formula="of:=[Zeros.D8]/[Zeros.G8]" office:value-type="float" office:value="2.72208151047663" calcext:value-type="float">
            <text:p>2.7220815105</text:p>
          </table:table-cell>
          <table:table-cell table:number-columns-repeated="3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formula="of:=[Zeros.B9]/[Zeros.E9]" office:value-type="float" office:value="1.91456191499156" calcext:value-type="float">
            <text:p>1.914561915</text:p>
          </table:table-cell>
          <table:table-cell table:formula="of:=[Zeros.C9]/[Zeros.F9]" office:value-type="float" office:value="2.1544939519216" calcext:value-type="float">
            <text:p>2.1544939519</text:p>
          </table:table-cell>
          <table:table-cell table:formula="of:=[Zeros.D9]/[Zeros.G9]" office:value-type="float" office:value="2.80023242300988" calcext:value-type="float">
            <text:p>2.800232423</text:p>
          </table:table-cell>
          <table:table-cell table:number-columns-repeated="3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formula="of:=[Zeros.B10]/[Zeros.E10]" office:value-type="float" office:value="1.86506438279946" calcext:value-type="float">
            <text:p>1.8650643828</text:p>
          </table:table-cell>
          <table:table-cell table:formula="of:=[Zeros.C10]/[Zeros.F10]" office:value-type="float" office:value="1.65891681342228" calcext:value-type="float">
            <text:p>1.6589168134</text:p>
          </table:table-cell>
          <table:table-cell table:formula="of:=[Zeros.D10]/[Zeros.G10]" office:value-type="float" office:value="2.71609673527452" calcext:value-type="float">
            <text:p>2.7160967353</text:p>
          </table:table-cell>
          <table:table-cell table:number-columns-repeated="3"/>
        </table:table-row>
        <table:table-row table:style-name="ro1">
          <table:table-cell office:value-type="float" office:value="13693" calcext:value-type="float">
            <text:p>13693</text:p>
          </table:table-cell>
          <table:table-cell table:formula="of:=[Zeros.B11]/[Zeros.E11]" office:value-type="float" office:value="2.61642316096853" calcext:value-type="float">
            <text:p>2.616423161</text:p>
          </table:table-cell>
          <table:table-cell table:formula="of:=[Zeros.C11]/[Zeros.F11]" office:value-type="float" office:value="2.06813643850238" calcext:value-type="float">
            <text:p>2.0681364385</text:p>
          </table:table-cell>
          <table:table-cell table:formula="of:=[Zeros.D11]/[Zeros.G11]" office:value-type="float" office:value="2.71173539098793" calcext:value-type="float">
            <text:p>2.71173539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01:00:07.628231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Linux_X86_64 LibreOffice_project/437e4abdf9e72fd0a6e6f8697a0e659bc77f9b10</meta:generator>
    <dc:date>2016-02-13T01:11:53.430520797</dc:date>
    <meta:editing-duration>PT24M31S</meta:editing-duration>
    <meta:editing-cycles>9</meta:editing-cycles>
    <meta:document-statistic meta:table-count="5" meta:cell-count="328" meta:object-count="0"/>
  </office:meta>
</office:document-meta>
</file>